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413cm" style:rel-column-width="1935*"/>
    </style:style>
    <style:style style:name="Tabella1.B" style:family="table-column">
      <style:table-column-properties style:column-width="7.779cm" style:rel-column-width="4410*"/>
    </style:style>
    <style:style style:name="Tabella1.C" style:family="table-column">
      <style:table-column-properties style:column-width="8.61cm" style:rel-column-width="4881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8.52cm" fo:margin-left="0cm" table:align="left" style:shadow="none"/>
    </style:style>
    <style:style style:name="Tabella3.A" style:family="table-column">
      <style:table-column-properties style:column-width="6.006cm"/>
    </style:style>
    <style:style style:name="Tabella3.B" style:family="table-column">
      <style:table-column-properties style:column-width="2.514cm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bold" officeooo:rsid="003c366e" officeooo:paragraph-rsid="00c025c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25c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876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a4a9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3c366e"/>
    </style:style>
    <style:style style:name="T5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4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table:number-columns-spanned="2" office:value-type="string">
              <text:p text:style-name="P11">Semilavorato</text:p>
            </table:table-cell>
            <table:covered-table-cell/>
            <table:table-cell table:style-name="Tabella1.C1" office:value-type="string">
              <text:p text:style-name="P11">Componenti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6"><text:text-input text:description="&lt;for each=&quot;item in load_hw(data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15"><text:span text:style-name="T4"><text:placeholder text:placeholder-type="text">&lt;item.default_code&gt;</text:placeholder></text:span><text:span text:style-name="T5"><text:placeholder text:placeholder-type="text">&lt;if test="not item.half_bom_ids"&gt;</text:placeholder></text:span><text:span text:style-name="T5"> </text:span><text:span text:style-name="T5"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/text:span><text:span text:style-name="T5"><text:placeholder text:placeholder-type="text">&lt;/if&gt;</text:placeholder></text:span></text:p>
          </table:table-cell>
          <table:table-cell table:style-name="Tabella1.B3" office:value-type="string">
            <text:p text:style-name="P14"><text:span text:style-name="T5"><text:placeholder text:placeholder-type="text">&lt;item.name&gt;</text:placeholder></text:span></text:p>
          </table:table-cell>
          <table:table-cell table:style-name="Tabella1.C3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8"><text:text-input text:description="&lt;for each=&quot;p in item.half_bom_ids&quot;&gt;">starts for loop</text:text-input></text:p>
                </table:table-cell>
                <table:table-cell table:style-name="Tabella3.A1" office:value-type="string">
                  <text:p text:style-name="P10"/>
                </table:table-cell>
              </table:table-row>
              <table:table-row>
                <table:table-cell table:style-name="Tabella3.A1" office:value-type="string">
                  <text:p text:style-name="P13"><text:placeholder text:placeholder-type="text">&lt;p.product_id.default_code or ''&gt;</text:placeholder></text:p>
                </table:table-cell>
                <table:table-cell table:style-name="Tabella3.A1" office:value-type="string">
                  <text:p text:style-name="P12"><text:placeholder text:placeholder-type="text">&lt;p.product_qty&gt;</text:placeholder></text:p>
                </table:table-cell>
              </table:table-row>
              <table:table-row>
                <table:table-cell table:style-name="Tabella3.A1" office:value-type="string">
                  <text:p text:style-name="P9"><text:text-input text:description="&lt;/for&gt;">ends for loop</text:text-input></text:p>
                </table:table-cell>
                <table:table-cell table:style-name="Tabella3.A1" office:value-type="string">
                  <text:p text:style-name="P10"/>
                </table:table-cell>
              </table:table-row>
            </table:table>
            <text:p text:style-name="P7"/>
          </table:table-cell>
        </table:table-row>
        <table:table-row>
          <table:table-cell table:style-name="Tabella1.A4" table:number-columns-spanned="3" office:value-type="string">
            <text:p text:style-name="P4"><text:text-input text:description="&lt;/for&gt;">ends for loop</text:text-input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8:01:12.602455174</dc:date>
    <dc:creator>thebrush </dc:creator>
    <meta:editing-duration>PT16H43M3S</meta:editing-duration>
    <meta:editing-cycles>192</meta:editing-cycles>
    <meta:document-statistic meta:table-count="2" meta:image-count="1" meta:object-count="0" meta:page-count="1" meta:paragraph-count="13" meta:word-count="46" meta:character-count="337" meta:non-whitespace-character-count="310"/>
  </office:meta>
</office:document-meta>
</file>